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2" style:family="paragraph" style:parent-style-name="Text_20_body">
      <style:paragraph-properties fo:line-height="150%"/>
      <style:text-properties style:font-name="Times New Roman" fo:font-size="14pt" style:font-size-asian="14pt" style:font-size-complex="14pt"/>
    </style:style>
    <style:style style:name="P3" style:family="paragraph" style:parent-style-name="Text_20_body">
      <style:paragraph-properties fo:margin-top="0in" fo:margin-bottom="0in" style:contextual-spacing="false" fo:line-height="150%"/>
      <style:text-properties fo:color="#000000" loext:opacity="100%" style:font-name="Times New Roman" fo:font-size="14pt" fo:language="ru" fo:country="RU" fo:font-weight="normal" officeooo:rsid="001c5aaa" officeooo:paragraph-rsid="001c5aaa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margin-top="0in" fo:margin-bottom="0in" style:contextual-spacing="false" fo:line-height="150%" fo:break-before="page"/>
      <style:text-properties style:font-name="Times New Roman" fo:font-size="14pt" officeooo:paragraph-rsid="001c5aaa" style:font-size-asian="14pt" style:font-size-complex="14pt"/>
    </style:style>
    <style:style style:name="P5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1c5aaa" style:font-size-asian="14pt" style:font-size-complex="14pt"/>
    </style:style>
    <style:style style:name="P6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rsid="001e505b" officeooo:paragraph-rsid="001e505b" style:font-size-asian="14pt" style:font-size-complex="14pt"/>
    </style:style>
    <style:style style:name="P7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rsid="0022df66" officeooo:paragraph-rsid="0022df66" style:font-size-asian="14pt" style:font-size-complex="14pt"/>
    </style:style>
    <style:style style:name="P8" style:family="paragraph" style:parent-style-name="Standard">
      <style:paragraph-properties fo:margin-top="0in" fo:margin-bottom="0in" style:contextual-spacing="false" fo:line-height="150%"/>
      <style:text-properties fo:color="#000000" loext:opacity="100%" style:font-name="Times New Roman" fo:font-size="14pt" fo:language="ru" fo:country="RU" officeooo:rsid="001c5aaa" officeooo:paragraph-rsid="001c5aaa" style:letter-kerning="false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50%"/>
      <style:text-properties fo:color="#000000" loext:opacity="100%" style:font-name="Times New Roman" fo:font-size="14pt" fo:language="ru" fo:country="RU" fo:font-weight="normal" officeooo:rsid="001c5aaa" officeooo:paragraph-rsid="001c5aaa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imes New Roman" fo:font-size="14pt" fo:language="ru" fo:country="RU" fo:font-weight="normal" officeooo:rsid="001c5aaa" officeooo:paragraph-rsid="001c5aaa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margin-top="0in" fo:margin-bottom="0in" style:contextual-spacing="false" fo:line-height="150%"/>
      <style:text-properties fo:color="#000000" loext:opacity="100%" style:font-name="Times New Roman" fo:font-size="14pt" fo:language="ru" fo:country="RU" fo:font-weight="normal" officeooo:rsid="001e505b" officeooo:paragraph-rsid="001e505b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top="0in" fo:margin-bottom="0in" style:contextual-spacing="false" fo:line-height="150%"/>
      <style:text-properties officeooo:paragraph-rsid="001c5aaa"/>
    </style:style>
    <style:style style:name="T1" style:family="text">
      <style:text-properties fo:color="#000000" loext:opacity="100%" style:font-name="Century Gothic" fo:font-size="9pt" fo:language="ru" fo:country="RU" style:letter-kerning="false" style:font-name-asian="Times New Roman1" style:font-size-asian="9pt" style:font-name-complex="Times New Roman1" style:font-size-complex="9pt"/>
    </style:style>
    <style:style style:name="T2" style:family="text">
      <style:text-properties fo:color="#000000" loext:opacity="100%" style:font-name="Century Gothic" fo:font-size="9pt" style:letter-kerning="false" style:font-name-asian="Times New Roman1" style:font-size-asian="9pt" style:font-name-complex="Times New Roman1" style:font-size-complex="9pt"/>
    </style:style>
    <style:style style:name="T3" style:family="text">
      <style:text-properties fo:color="#000000" loext:opacity="100%" fo:language="ru" fo:country="RU" fo:font-weight="bold" style:letter-kerning="false" style:font-name-asian="Times New Roman1" style:font-weight-asian="bold" style:font-name-complex="Times New Roman1" style:font-weight-complex="bold"/>
    </style:style>
    <style:style style:name="T4" style:family="text">
      <style:text-properties fo:color="#000000" loext:opacity="100%" fo:language="ru" fo:country="RU" style:letter-kerning="false" style:font-name-asian="Times New Roman1" style:font-name-complex="Times New Roman1"/>
    </style:style>
    <style:style style:name="T5" style:family="text">
      <style:text-properties fo:color="#000000" loext:opacity="100%" fo:language="ru" fo:country="RU" officeooo:rsid="001e505b" style:letter-kerning="false" style:font-name-asian="Times New Roman1" style:font-name-complex="Times New Roman1"/>
    </style:style>
    <style:style style:name="T6" style:family="text">
      <style:text-properties fo:color="#000000" loext:opacity="100%" fo:language="ru" fo:country="RU" officeooo:rsid="002004c2" style:letter-kerning="false" style:font-name-asian="Times New Roman1" style:font-name-complex="Times New Roman1"/>
    </style:style>
    <style:style style:name="T7" style:family="text">
      <style:text-properties fo:color="#000000" loext:opacity="100%" fo:language="ru" fo:country="RU" officeooo:rsid="00215cc7" style:letter-kerning="false" style:font-name-asian="Times New Roman1" style:font-name-complex="Times New Roman1"/>
    </style:style>
    <style:style style:name="T8" style:family="text">
      <style:text-properties fo:color="#000000" loext:opacity="100%" fo:language="ru" fo:country="RU" style:letter-kerning="false" style:font-name-asian="Times New Roman1" style:font-name-complex="Arial"/>
    </style:style>
    <style:style style:name="T9" style:family="text">
      <style:text-properties fo:color="#000000" loext:opacity="100%" fo:language="ru" fo:country="RU" officeooo:rsid="001e505b" style:letter-kerning="false" style:font-name-asian="Times New Roman1" style:font-name-complex="Arial"/>
    </style:style>
    <style:style style:name="T10" style:family="text">
      <style:text-properties fo:color="#000000" loext:opacity="100%" style:letter-kerning="false" style:font-name-asian="Times New Roman1" style:font-name-complex="Times New Roman1"/>
    </style:style>
    <style:style style:name="T11" style:family="text">
      <style:text-properties fo:color="#000000" loext:opacity="100%" officeooo:rsid="001e505b" style:letter-kerning="false" style:font-name-asian="Times New Roman1" style:font-name-complex="Times New Roman1"/>
    </style:style>
    <style:style style:name="T12" style:family="text">
      <style:text-properties fo:color="#000000" loext:opacity="100%" style:letter-kerning="false" style:font-name-asian="Times New Roman1" style:font-name-complex="Arial"/>
    </style:style>
    <style:style style:name="T13" style:family="text">
      <style:text-properties fo:color="#000000" loext:opacity="100%" style:font-name="Times New Roman" fo:font-size="14pt" fo:language="ru" fo:country="RU" fo:font-weight="normal" officeooo:rsid="001c5aaa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e505b"/>
    </style:style>
    <style:style style:name="T16" style:family="text">
      <style:text-properties officeooo:rsid="00215cc7"/>
    </style:style>
    <style:style style:name="T17" style:family="text">
      <style:text-properties officeooo:rsid="0022df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3">Вариант 40. Экзаменационная сессия.</text:span></text:p>
      <text:p text:style-name="P5" loext:marker-style-name="T1"><text:span text:style-name="T4">При проектировании базы данных «Экзаменационная сессия» выделены</text:span></text:p>
      <text:p text:style-name="P5" loext:marker-style-name="T1"><text:span text:style-name="T4">следующие сущности и их атрибуты:</text:span></text:p>
      <text:p text:style-name="P5" loext:marker-style-name="T1"><text:span text:style-name="T4">1.</text:span><text:span text:style-name="T8"> </text:span><text:span text:style-name="T4">Студент:</text:span></text:p>
      <text:p text:style-name="P5" loext:marker-style-name="T1"><text:span text:style-name="T4">-</text:span><text:span text:style-name="T8"> </text:span><text:span text:style-name="T4">Уникальный код</text:span></text:p>
      <text:p text:style-name="P5" loext:marker-style-name="T1"><text:span text:style-name="T4">-</text:span><text:span text:style-name="T8"> </text:span><text:span text:style-name="T4">Ф.И.О.</text:span></text:p>
      <text:p text:style-name="P5" loext:marker-style-name="T1"><text:span text:style-name="T4">-</text:span><text:span text:style-name="T8"> </text:span><text:span text:style-name="T4">Телефон</text:span></text:p>
      <text:p text:style-name="P5" loext:marker-style-name="T1"><text:span text:style-name="T4">-</text:span><text:span text:style-name="T8"> </text:span><text:span text:style-name="T9">Уникальный код </text:span><text:span text:style-name="T4">Групп</text:span><text:span text:style-name="T5">ы(F)</text:span></text:p>
      <text:p text:style-name="P5" loext:marker-style-name="T1"><text:span text:style-name="T4">2.</text:span><text:span text:style-name="T8"> </text:span><text:span text:style-name="T4">Группы:</text:span></text:p>
      <text:p text:style-name="P5" loext:marker-style-name="T1"><text:span text:style-name="T4">-</text:span><text:span text:style-name="T8"> </text:span><text:span text:style-name="T4">Уникальный код</text:span></text:p>
      <text:p text:style-name="P5" loext:marker-style-name="T1"><text:span text:style-name="T4">-</text:span><text:span text:style-name="T8"> </text:span><text:span text:style-name="T4">Количество студентов</text:span></text:p>
      <text:p text:style-name="P5" loext:marker-style-name="T2"><text:span text:style-name="T10">-</text:span><text:span text:style-name="T12"> </text:span><text:span text:style-name="T10">Староста</text:span><text:span text:style-name="T11">(F)</text:span></text:p>
      <text:p text:style-name="P5" loext:marker-style-name="T1"><text:span text:style-name="T4">-</text:span><text:span text:style-name="T8"> </text:span><text:span text:style-name="T4">Год издания</text:span></text:p>
      <text:p text:style-name="P5" loext:marker-style-name="T1"><text:span text:style-name="T4">3.</text:span><text:span text:style-name="T8"> </text:span><text:span text:style-name="T4">Дисциплины:</text:span></text:p>
      <text:p text:style-name="P5" loext:marker-style-name="T1"><text:span text:style-name="T4">-</text:span><text:span text:style-name="T8"> </text:span><text:span text:style-name="T4">Уникальный код</text:span></text:p>
      <text:p text:style-name="P5" loext:marker-style-name="T1"><text:span text:style-name="T4">-</text:span><text:span text:style-name="T8"> </text:span><text:span text:style-name="T4">Название</text:span></text:p>
      <text:p text:style-name="P5" loext:marker-style-name="T1"><text:span text:style-name="T4">-</text:span><text:span text:style-name="T8"> </text:span><text:span text:style-name="T4">Преподаватель</text:span><text:span text:style-name="T6">(F)</text:span></text:p>
      <text:p text:style-name="P5" loext:marker-style-name="T1"><text:span text:style-name="T4">4.</text:span><text:span text:style-name="T8"> </text:span><text:span text:style-name="T4">Экзамены:</text:span></text:p>
      <text:p text:style-name="P5" loext:marker-style-name="T1"><text:span text:style-name="T4">-</text:span><text:span text:style-name="T8"> </text:span><text:span text:style-name="T4">Уникальный код</text:span></text:p>
      <text:p text:style-name="P5" loext:marker-style-name="T1"><text:span text:style-name="T4">-</text:span><text:span text:style-name="T8"> </text:span><text:span text:style-name="T4">Уникальный код группы</text:span><text:span text:style-name="T7">(F)</text:span></text:p>
      <text:p text:style-name="P5" loext:marker-style-name="T1"><text:span text:style-name="T4">-</text:span><text:span text:style-name="T8"> </text:span><text:span text:style-name="T4">Дата</text:span></text:p>
      <text:p text:style-name="P5" loext:marker-style-name="T1"><text:span text:style-name="T4">-</text:span><text:span text:style-name="T8"> </text:span><text:span text:style-name="T4">Уникальный код студента</text:span><text:span text:style-name="T7">(F)</text:span></text:p>
      <text:p text:style-name="P5" loext:marker-style-name="T1"><text:span text:style-name="T4">-</text:span><text:span text:style-name="T8"> </text:span><text:span text:style-name="T4">Оценка</text:span></text:p>
      <text:p text:style-name="P6" loext:marker-style-name="T1"><text:span text:style-name="T4">- Код Экзаменатора</text:span><text:span text:style-name="T7">(F)</text:span></text:p>
      <text:p text:style-name="P6" loext:marker-style-name="T1"><text:span text:style-name="T4">- Код Дисциплины</text:span><text:span text:style-name="T7">(F)</text:span></text:p>
      <text:p text:style-name="P7" loext:marker-style-name="T1"><text:span text:style-name="T7">- </text:span><text:span text:style-name="T4">Аудитория</text:span></text:p>
      <text:p text:style-name="P8" loext:marker-style-name="T1"><text:span text:style-name="T14">Новое:</text:span></text:p>
      <text:p text:style-name="P9" loext:marker-style-name="T1">5. Преподаватели:</text:p>
      <text:p text:style-name="P3" loext:marker-style-name="T1">- Уникальный код</text:p>
      <text:p text:style-name="P1">- Ф.И.О.</text:p>
      <text:p text:style-name="P1"><text:soft-page-break/>- Должность</text:p>
      <text:p text:style-name="P1">- Контактная информация (телефон, email)</text:p>
      <text:p text:style-name="P2">- Кафедра<text:span text:style-name="T16">(ИУ, БМТ, ИБМ, Э, РК)</text:span></text:p>
      <text:p text:style-name="P12" loext:marker-style-name="T1"><text:span text:style-name="T13">6. </text:span><text:span text:style-name="Strong_20_Emphasis"><text:span text:style-name="T13">Аудитории:</text:span></text:span></text:p>
      <text:p text:style-name="P9" loext:marker-style-name="T1">- Уникальный код</text:p>
      <text:p text:style-name="P9" loext:marker-style-name="T1">- Название (номер аудитории)</text:p>
      <text:p text:style-name="P9" loext:marker-style-name="T1">- Вместимость (количество мест)</text:p>
      <text:p text:style-name="P9" loext:marker-style-name="T1">- Тип (лекционная, лабораторная, семинарская)</text:p>
      <text:p text:style-name="P9" loext:marker-style-name="T1">7. Билеты:</text:p>
      <text:p text:style-name="P9" loext:marker-style-name="T1">- Уникальный код</text:p>
      <text:p text:style-name="P9" loext:marker-style-name="T1">- Вариант</text:p>
      <text:p text:style-name="P9" loext:marker-style-name="T1">- Код Дисциплины <text:span text:style-name="T17">(F) </text:span></text:p>
      <text:p text:style-name="P9" loext:marker-style-name="T1">- Задания<text:span text:style-name="T15">(3 примера в духе 2+2)</text:span></text:p>
      <text:p text:style-name="P11" loext:marker-style-name="T1">8. Экзаменаторы</text:p>
      <text:p text:style-name="P11" loext:marker-style-name="T1">- Уникальный код </text:p>
      <text:p text:style-name="P11" loext:marker-style-name="T1">- Уникальный ключ Преподавателя<text:span text:style-name="T16">(F)</text:span></text:p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><text:line-break/></text:p>
      <text:p text:style-name="P10" loext:marker-style-name="T1">-- Таблица Аудитории</text:p>
      <text:p text:style-name="P10" loext:marker-style-name="T1">CREATE TABLE Auditories (</text:p>
      <text:p text:style-name="P10" loext:marker-style-name="T1"><text:s text:c="4"/>auditory_id SERIAL PRIMARY KEY,</text:p>
      <text:p text:style-name="P10" loext:marker-style-name="T1"><text:s text:c="4"/>name VARCHAR(50) NOT NULL,</text:p>
      <text:p text:style-name="P10" loext:marker-style-name="T1"><text:s text:c="4"/>capacity INT,</text:p>
      <text:p text:style-name="P10" loext:marker-style-name="T1"><text:s text:c="4"/>type VARCHAR(20) CHECK (type IN ('лекционная', 'лабораторная', 'семинарская'))</text:p>
      <text:p text:style-name="P10" loext:marker-style-name="T1">);</text:p>
      <text:p text:style-name="P10" loext:marker-style-name="T1"/>
      <text:p text:style-name="P10" loext:marker-style-name="T1">-- Таблица Группы</text:p>
      <text:p text:style-name="P10" loext:marker-style-name="T1">CREATE TABLE Groups (</text:p>
      <text:p text:style-name="P10" loext:marker-style-name="T1"><text:s text:c="4"/>group_id SERIAL PRIMARY KEY,</text:p>
      <text:p text:style-name="P10" loext:marker-style-name="T1"><text:soft-page-break/><text:s text:c="4"/>student_count INT,</text:p>
      <text:p text:style-name="P10" loext:marker-style-name="T1"><text:s text:c="4"/>headman INT,</text:p>
      <text:p text:style-name="P10" loext:marker-style-name="T1"><text:s text:c="4"/>year_of_issue INT</text:p>
      <text:p text:style-name="P10" loext:marker-style-name="T1">);</text:p>
      <text:p text:style-name="P10" loext:marker-style-name="T1"/>
      <text:p text:style-name="P10" loext:marker-style-name="T1">-- Таблица Студенты</text:p>
      <text:p text:style-name="P10" loext:marker-style-name="T1">CREATE TABLE Students (</text:p>
      <text:p text:style-name="P10" loext:marker-style-name="T1"><text:s text:c="4"/>student_id SERIAL PRIMARY KEY,</text:p>
      <text:p text:style-name="P10" loext:marker-style-name="T1"><text:s text:c="4"/>full_name VARCHAR(255) NOT NULL,</text:p>
      <text:p text:style-name="P10" loext:marker-style-name="T1"><text:s text:c="4"/>phone VARCHAR(15),</text:p>
      <text:p text:style-name="P10" loext:marker-style-name="T1"><text:s text:c="4"/>group_id INT,</text:p>
      <text:p text:style-name="P10" loext:marker-style-name="T1"><text:s text:c="4"/>FOREIGN KEY (group_id) REFERENCES Groups(group_id) ON DELETE SET NULL</text:p>
      <text:p text:style-name="P10" loext:marker-style-name="T1">);</text:p>
      <text:p text:style-name="P10" loext:marker-style-name="T1"/>
      <text:p text:style-name="P10" loext:marker-style-name="T1">-- Таблица Преподаватели</text:p>
      <text:p text:style-name="P10" loext:marker-style-name="T1">CREATE TABLE Teachers (</text:p>
      <text:p text:style-name="P10" loext:marker-style-name="T1"><text:s text:c="4"/>teacher_id SERIAL PRIMARY KEY,</text:p>
      <text:p text:style-name="P10" loext:marker-style-name="T1"><text:s text:c="4"/>full_name VARCHAR(255) NOT NULL,</text:p>
      <text:p text:style-name="P10" loext:marker-style-name="T1"><text:s text:c="4"/>position VARCHAR(100),</text:p>
      <text:p text:style-name="P10" loext:marker-style-name="T1"><text:s text:c="4"/>contact_info VARCHAR(255),</text:p>
      <text:p text:style-name="P10" loext:marker-style-name="T1"><text:s text:c="4"/>department VARCHAR(10) CHECK (department IN ('ИУ', 'БМТ', 'ИБМ', 'Э', 'РК'))</text:p>
      <text:p text:style-name="P10" loext:marker-style-name="T1">);</text:p>
      <text:p text:style-name="P10" loext:marker-style-name="T1"/>
      <text:p text:style-name="P10" loext:marker-style-name="T1">-- Таблица Дисциплины</text:p>
      <text:p text:style-name="P10" loext:marker-style-name="T1">CREATE TABLE Subjects (</text:p>
      <text:p text:style-name="P10" loext:marker-style-name="T1"><text:s text:c="4"/>subject_id SERIAL PRIMARY KEY,</text:p>
      <text:p text:style-name="P10" loext:marker-style-name="T1"><text:s text:c="4"/>name VARCHAR(255) NOT NULL,</text:p>
      <text:p text:style-name="P10" loext:marker-style-name="T1"><text:s text:c="4"/>teacher_id INT,</text:p>
      <text:p text:style-name="P10" loext:marker-style-name="T1"><text:s text:c="4"/>FOREIGN KEY (teacher_id) REFERENCES Teachers(teacher_id) ON DELETE SET NULL</text:p>
      <text:p text:style-name="P10" loext:marker-style-name="T1">);</text:p>
      <text:p text:style-name="P10" loext:marker-style-name="T1"/>
      <text:p text:style-name="P10" loext:marker-style-name="T1">-- Таблица Экзамены</text:p>
      <text:p text:style-name="P10" loext:marker-style-name="T1">CREATE TABLE Exams (</text:p>
      <text:p text:style-name="P10" loext:marker-style-name="T1"><text:s text:c="4"/>exam_id SERIAL PRIMARY KEY,</text:p>
      <text:p text:style-name="P10" loext:marker-style-name="T1"><text:s text:c="4"/>group_id INT,</text:p>
      <text:p text:style-name="P10" loext:marker-style-name="T1"><text:s text:c="4"/>exam_date DATE,</text:p>
      <text:p text:style-name="P10" loext:marker-style-name="T1"><text:s text:c="4"/>student_id INT,</text:p>
      <text:p text:style-name="P10" loext:marker-style-name="T1"><text:s text:c="4"/>grade INT,</text:p>
      <text:p text:style-name="P10" loext:marker-style-name="T1"><text:s text:c="4"/>examiner_id INT,</text:p>
      <text:p text:style-name="P10" loext:marker-style-name="T1"><text:s text:c="4"/>subject_id INT,</text:p>
      <text:p text:style-name="P10" loext:marker-style-name="T1"><text:s text:c="4"/>auditory_id INT, </text:p>
      <text:p text:style-name="P10" loext:marker-style-name="T1"><text:soft-page-break/><text:s text:c="4"/>FOREIGN KEY (group_id) REFERENCES Groups(group_id) ON DELETE CASCADE,</text:p>
      <text:p text:style-name="P10" loext:marker-style-name="T1"><text:s text:c="4"/>FOREIGN KEY (student_id) REFERENCES Students(student_id) ON DELETE CASCADE,</text:p>
      <text:p text:style-name="P10" loext:marker-style-name="T1"><text:s text:c="4"/>FOREIGN KEY (examiner_id) REFERENCES Examiners(examiner_id) ON DELETE SET NULL,</text:p>
      <text:p text:style-name="P10" loext:marker-style-name="T1"><text:s text:c="4"/>FOREIGN KEY (subject_id) REFERENCES Subjects(subject_id) ON DELETE CASCADE,</text:p>
      <text:p text:style-name="P10" loext:marker-style-name="T1"><text:s text:c="4"/>FOREIGN KEY (auditory_id) REFERENCES Auditories(auditory_id) ON DELETE SET NULL <text:s/></text:p>
      <text:p text:style-name="P10" loext:marker-style-name="T1">);</text:p>
      <text:p text:style-name="P10" loext:marker-style-name="T1"/>
      <text:p text:style-name="P10" loext:marker-style-name="T1">ALTER TABLE Exams</text:p>
      <text:p text:style-name="P10" loext:marker-style-name="T1">ADD COLUMN auditory_id INT;</text:p>
      <text:p text:style-name="P10" loext:marker-style-name="T1"/>
      <text:p text:style-name="P10" loext:marker-style-name="T1">ALTER TABLE Exams</text:p>
      <text:p text:style-name="P10" loext:marker-style-name="T1">ADD CONSTRAINT fk_auditory</text:p>
      <text:p text:style-name="P10" loext:marker-style-name="T1">FOREIGN KEY (auditory_id) REFERENCES Auditories(auditory_id) ON DELETE SET NULL;</text:p>
      <text:p text:style-name="P10" loext:marker-style-name="T1"/>
      <text:p text:style-name="P10" loext:marker-style-name="T1">-- Таблица Билеты</text:p>
      <text:p text:style-name="P10" loext:marker-style-name="T1">CREATE TABLE Tickets (</text:p>
      <text:p text:style-name="P10" loext:marker-style-name="T1"><text:s text:c="4"/>ticket_id SERIAL PRIMARY KEY,</text:p>
      <text:p text:style-name="P10" loext:marker-style-name="T1"><text:s text:c="4"/>variant VARCHAR(255),</text:p>
      <text:p text:style-name="P10" loext:marker-style-name="T1"><text:s text:c="4"/>subject_id INT,</text:p>
      <text:p text:style-name="P10" loext:marker-style-name="T1"><text:s text:c="4"/>tasks TEXT,</text:p>
      <text:p text:style-name="P10" loext:marker-style-name="T1"><text:s text:c="4"/>FOREIGN KEY (subject_id) REFERENCES Subjects(subject_id) ON DELETE CASCADE</text:p>
      <text:p text:style-name="P10" loext:marker-style-name="T1">);</text:p>
      <text:p text:style-name="P10" loext:marker-style-name="T1"/>
      <text:p text:style-name="P10" loext:marker-style-name="T1">-- Таблица Экзаменаторы</text:p>
      <text:p text:style-name="P10" loext:marker-style-name="T1">CREATE TABLE Examiners (</text:p>
      <text:p text:style-name="P10" loext:marker-style-name="T1"><text:s text:c="4"/>examiner_id SERIAL PRIMARY KEY,</text:p>
      <text:p text:style-name="P10" loext:marker-style-name="T1"><text:s text:c="4"/>teacher_id INT,</text:p>
      <text:p text:style-name="P10" loext:marker-style-name="T1"><text:s text:c="4"/>FOREIGN KEY (teacher_id) REFERENCES Teachers(teacher_id) ON DELETE CASCADE</text:p>
      <text:p text:style-name="P10" loext:marker-style-name="T1">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0:16:16.730495788</meta:creation-date>
    <dc:date>2025-03-01T14:48:30.448158320</dc:date>
    <meta:editing-duration>PT6H46M2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4" meta:paragraph-count="119" meta:word-count="409" meta:character-count="3087" meta:non-whitespace-character-count="2618"/>
  </office:meta>
</office:document-meta>
</file>